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ato Black" svg:font-family="'Lato Black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-color="#ff3333" draw:auto-grow-height="false" fo:min-height="4.319cm" fo:min-width="13.086cm" fo:wrap-option="no-wrap"/>
    </style:style>
    <style:style style:name="gr2" style:family="graphic" style:parent-style-name="standard">
      <style:graphic-properties draw:auto-grow-height="false" fo:min-height="2.265cm" fo:min-width="10.141cm" fo:wrap-option="no-wrap"/>
    </style:style>
    <style:style style:name="gr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968cm" fo:min-width="2.87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none" draw:fill-color="#ff3333" draw:textarea-horizontal-align="justify" draw:textarea-vertical-align="middle" draw:auto-grow-height="false" fo:min-height="0.968cm" fo:min-width="2.877cm" fo:padding-top="0.151cm" fo:padding-bottom="0.151cm" fo:padding-left="0.276cm" fo:padding-right="0.276cm"/>
    </style:style>
    <style:style style:name="gr5" style:family="graphic" style:parent-style-name="standard">
      <style:graphic-properties draw:auto-grow-height="false" fo:min-height="2.236cm" fo:min-width="10.112cm" fo:wrap-option="no-wrap"/>
    </style:style>
    <style:style style:name="gr6" style:family="graphic" style:parent-style-name="standard">
      <style:graphic-properties svg:stroke-width="0.053cm" svg:stroke-color="#ff3333" draw:marker-start-width="0.279cm" draw:marker-end-width="0.279cm" draw:fill="none" draw:fill-color="#ff3333" draw:textarea-horizontal-align="justify" draw:textarea-vertical-align="middle" draw:auto-grow-height="false" fo:min-height="0.968cm" fo:min-width="2.877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color="#000000" draw:marker-end="Small_20_Arrow" draw:fill="none" draw:auto-grow-height="false" fo:min-height="12.323cm" fo:min-width="7.121cm" fo:wrap-option="no-wrap"/>
    </style:style>
    <style:style style:name="gr8" style:family="graphic" style:parent-style-name="standard">
      <style:graphic-properties draw:stroke="dash" draw:stroke-dash="Fine_20_Dashed" svg:stroke-color="#000000" draw:marker-end="Small_20_Arrow" draw:fill="none" draw:auto-grow-height="false" fo:min-height="12.324cm" fo:min-width="6.613cm" fo:wrap-option="no-wrap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text-properties fo:font-size="15pt" fo:font-weight="bold"/>
    </style:style>
    <style:style style:name="P2" style:family="paragraph">
      <loext:graphic-properties draw:fill-color="#ff3333"/>
      <style:text-properties style:font-name="Courier" fo:font-size="15pt" fo:font-weight="bold"/>
    </style:style>
    <style:style style:name="P3" style:family="paragraph">
      <style:text-properties style:font-name="Courier" fo:font-size="15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Courier" fo:font-size="14pt" style:font-size-asian="14pt" style:font-size-complex="14pt"/>
    </style:style>
    <style:style style:name="P6" style:family="paragraph">
      <loext:graphic-properties draw:fill="none" draw:fill-color="#ff3333"/>
      <style:paragraph-properties fo:text-align="center"/>
      <style:text-properties style:font-name="Courier" fo:font-size="14pt" style:font-size-asian="14pt" style:font-size-complex="14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/>
      <style:text-properties style:font-name="Courier"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4.953cm" svg:x="0.873cm" svg:y="1.381cm">
          <text:p text:style-name="P1">Master node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40.76098841023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10.794cm" svg:height="2.668cm" svg:x="2.906cm" svg:y="6.714cm">
          <text:p text:style-name="P1">Slave node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15473960284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5" xml:id="id1" draw:id="id1" draw:layer="layout" svg:width="3.429cm" svg:height="1.27cm" svg:x="1.635cm" svg:y="2.905cm">
          <text:p text:style-name="P4"><text:span text:style-name="T1">Job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" draw:id="id3" draw:layer="layout" svg:width="3.429cm" svg:height="1.27cm" svg:x="3.794cm" svg:y="7.731cm">
          <text:p text:style-name="P4"><text:span text:style-name="T1">Task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3.429cm" svg:height="1.27cm" svg:x="9.129cm" svg:y="7.701cm">
          <text:p text:style-name="P4"><text:span text:style-name="T1">Data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0.794cm" svg:height="2.668cm" svg:x="2.905cm" svg:y="9.762cm">
          <text:p text:style-name="P1">Slave node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9.26042486231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6" xml:id="id7" draw:id="id7" draw:layer="layout" svg:width="3.429cm" svg:height="1.27cm" svg:x="3.794cm" svg:y="10.779cm">
          <text:p text:style-name="P4"><text:span text:style-name="T1">Task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3.429cm" svg:height="1.27cm" svg:x="9.382cm" svg:y="10.779cm">
          <text:p text:style-name="P4"><text:span text:style-name="T1">Data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" draw:id="id2" draw:layer="layout" svg:width="3.429cm" svg:height="1.27cm" svg:x="4.048cm" svg:y="4.556cm">
          <text:p text:style-name="P4"><text:span text:style-name="T1">Task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4" draw:id="id4" draw:layer="layout" svg:width="3.429cm" svg:height="1.27cm" svg:x="9.89cm" svg:y="3.54cm">
          <text:p text:style-name="P4"><text:span text:style-name="T1">Name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62cm" svg:height="12.573cm" svg:x="0.238cm" svg:y="0.238cm">
          <text:p text:style-name="P7"><text:span text:style-name="T2">Map Reduce layer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8" draw:layer="layout" svg:width="7.112cm" svg:height="12.573cm" svg:x="8.493cm" svg:y="0.238cm">
          <text:p text:style-name="P7"><text:span text:style-name="T2">HDFS layer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9" draw:text-style-name="P9" draw:layer="layout" svg:x1="5.064cm" svg:y1="3.54cm" svg:x2="5.762cm" svg:y2="4.556cm" draw:start-shape="id1" draw:end-shape="id2" draw:end-glue-point="0" svg:d="M5064 3540h698v1016" svg:viewBox="0 0 699 1017">
          <text:p/>
        </draw:connector>
        <draw:connector draw:style-name="gr9" draw:text-style-name="P9" draw:layer="layout" draw:line-skew="0cm -0.895cm" svg:x1="3.349cm" svg:y1="4.175cm" svg:x2="3.794cm" svg:y2="8.366cm" draw:start-shape="id1" draw:start-glue-point="2" draw:end-shape="id3" draw:end-glue-point="3" svg:d="M3349 4175v1778h-978v2413h1423" svg:viewBox="0 0 1424 4192">
          <text:p/>
        </draw:connector>
        <draw:connector draw:style-name="gr9" draw:text-style-name="P9" draw:layer="layout" draw:line-skew="-0.651cm" svg:x1="11.604cm" svg:y1="4.81cm" svg:x2="10.843cm" svg:y2="7.701cm" draw:start-shape="id4" draw:start-glue-point="2" draw:end-shape="id5" svg:d="M11604 4810v795h-761v2096" svg:viewBox="0 0 762 2892">
          <text:p/>
        </draw:connector>
        <draw:connector draw:style-name="gr9" draw:text-style-name="P9" draw:layer="layout" draw:line-skew="0.262cm" svg:x1="13.319cm" svg:y1="4.175cm" svg:x2="12.811cm" svg:y2="11.414cm" draw:start-shape="id4" draw:start-glue-point="1" draw:end-shape="id6" svg:d="M13319 4175h788v7239h-1296" svg:viewBox="0 0 1297 7240">
          <text:p/>
        </draw:connector>
        <draw:connector draw:style-name="gr9" draw:text-style-name="P9" draw:layer="layout" draw:line-skew="-2.794cm -1.276cm" svg:x1="3.349cm" svg:y1="4.175cm" svg:x2="3.794cm" svg:y2="11.414cm" draw:start-shape="id1" draw:start-glue-point="2" draw:end-shape="id7" draw:end-glue-point="3" svg:d="M3349 4175v508h-1359v6731h1804" svg:viewBox="0 0 1805 72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ato Black" svg:font-family="'Lato Black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48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21:07:16.770665524</meta:creation-date>
    <dc:date>2016-03-08T08:24:40.945739103</dc:date>
    <meta:editing-duration>PT8M46S</meta:editing-duration>
    <meta:editing-cycles>5</meta:editing-cycles>
    <meta:generator>LibreOffice/5.1.1.1$Linux_X86_64 LibreOffice_project/10m0$Build-1</meta:generator>
    <meta:document-statistic meta:object-count="17"/>
  </office:meta>
</office:document-meta>
</file>